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6B0000028B157C3AD4.png" manifest:media-type="image/png"/>
  <manifest:file-entry manifest:full-path="Pictures/100000000000029300000258F66CB201.png" manifest:media-type="image/png"/>
  <manifest:file-entry manifest:full-path="Pictures/10000000000003200000025819812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SimSun" svg:font-family="SimSu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>
      <style:graphic-properties style:protect="size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預設_5f_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min-height="6.44cm" fo:min-width="4.634cm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ffffff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cm" svg:stroke-color="#ffffff" draw:marker-start-width="0.2cm" draw:marker-end-width="0.2cm" draw:fill="none" draw:textarea-horizontal-align="justify" draw:textarea-vertical-align="middle" draw:auto-grow-height="false" fo:min-height="0.55cm" fo:min-width="1.25cm" fo:padding-top="0.125cm" fo:padding-bottom="0.125cm" fo:padding-left="0.25cm" fo:padding-right="0.25cm"/>
    </style:style>
    <style:style style:name="gr10" style:family="graphic" style:parent-style-name="standard">
      <style:graphic-properties svg:stroke-width="0cm" svg:stroke-color="#ffffff" draw:marker-start-width="0.2cm" draw:marker-end-width="0.2cm" draw:fill="none" draw:textarea-horizontal-align="justify" draw:textarea-vertical-align="middle" draw:auto-grow-height="false" fo:min-height="0.55cm" fo:min-width="0.55cm" fo:padding-top="0.125cm" fo:padding-bottom="0.125cm" fo:padding-left="0.25cm" fo:padding-right="0.25cm"/>
    </style:style>
    <style:style style:name="gr11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min-height="1.772cm" fo:min-width="3.784cm" fo:padding-top="0.175cm" fo:padding-bottom="0.175cm" fo:padding-left="0.3cm" fo:padding-right="0.3cm"/>
    </style:style>
    <style:style style:name="pr1" style:family="presentation" style:parent-style-name="lyt-bluelinesgrad-subtitle">
      <style:graphic-properties draw:fill-color="#ffffff" draw:auto-grow-height="true" fo:min-height="12.993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fo:min-height="18.494cm"/>
    </style:style>
    <style:style style:name="pr5" style:family="presentation" style:parent-style-name="lyt-bluelinesgrad-title">
      <style:graphic-properties fo:min-height="3.506cm"/>
    </style:style>
    <style:style style:name="pr6" style:family="presentation" style:parent-style-name="lyt-bluelinesgrad-outline1">
      <style:graphic-properties draw:auto-grow-height="true" fo:min-height="18.494cm"/>
    </style:style>
    <style:style style:name="pr7" style:family="presentation" style:parent-style-name="lyt-bluelinesgrad-outline1">
      <style:graphic-properties fo:min-height="12.986cm"/>
    </style:style>
    <style:style style:name="pr8" style:family="presentation" style:parent-style-name="lyt-bluelinesgrad-outline1">
      <style:graphic-properties fo:min-height="12.186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style:font-size-asian="28.1000003814697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text-properties fo:font-size="44pt" style:font-size-asian="44pt" style:font-size-complex="44pt"/>
    </style:style>
    <style:style style:name="P9" style:family="paragraph">
      <style:text-properties fo:font-size="48pt" style:font-size-asian="48pt" style:font-size-complex="48pt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style:text-properties style:font-size-asian="18pt"/>
    </style:style>
    <style:style style:name="P13" style:family="paragraph">
      <loext:graphic-properties draw:fill="none" draw:fill-color="#ffffff"/>
      <style:text-properties style:font-size-asian="18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loext:graphic-properties draw:fill="none" draw:fill-color="#ffffff"/>
      <style:text-properties style:font-name="標楷體2" fo:font-size="32pt" style:font-name-asian="標楷體2" style:font-size-asian="32pt" style:font-size-complex="32pt"/>
    </style:style>
    <style:style style:name="P16" style:family="paragraph">
      <style:text-properties fo:font-size="54pt" style:font-size-asian="54pt" style:font-size-complex="54pt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loext:graphic-properties draw:fill="none" draw:fill-color="#ffffff"/>
    </style:style>
    <style:style style:name="P19" style:family="paragraph">
      <style:text-properties fo:font-size="40pt" style:font-size-asian="40pt" style:font-size-complex="40pt"/>
    </style:style>
    <style:style style:name="P20" style:family="paragraph">
      <style:text-properties fo:font-size="36pt" style:font-size-asian="36pt" style:font-size-complex="36pt"/>
    </style:style>
    <style:style style:name="P21" style:family="paragraph">
      <style:text-properties fo:font-size="60pt" style:font-size-asian="60pt" style:font-size-complex="60pt"/>
    </style:style>
    <style:style style:name="P22" style:family="paragraph">
      <style:text-properties style:font-name="SimSun" fo:font-size="36pt" style:font-name-asian="SimSun" style:font-size-asian="36pt" style:font-size-complex="36pt"/>
    </style:style>
    <style:style style:name="T1" style:family="text">
      <style:text-properties style:font-name="標楷體2" fo:font-size="44pt" style:font-name-asian="標楷體2" style:font-size-asian="44pt" style:font-size-complex="44pt"/>
    </style:style>
    <style:style style:name="T2" style:family="text">
      <style:text-properties style:font-name="標楷體2" fo:font-size="60pt" style:font-name-asian="標楷體2" style:font-size-asian="60pt" style:font-size-complex="60pt"/>
    </style:style>
    <style:style style:name="T3" style:family="text">
      <style:text-properties style:font-name="標楷體2" fo:font-size="28pt" style:font-name-asian="標楷體2" style:font-size-asian="28pt" style:font-size-complex="28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style:font-name="標楷體2" fo:font-size="32pt" style:font-name-asian="標楷體2" style:font-size-asian="32pt" style:font-size-complex="32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style:text-position="sub 58%" fo:font-size="44pt" style:font-size-asian="44pt" style:font-size-complex="44pt"/>
    </style:style>
    <style:style style:name="T13" style:family="text">
      <style:text-properties style:text-position="sub 58%" fo:font-size="28pt" style:font-size-asian="28pt" style:font-size-complex="28pt"/>
    </style:style>
    <style:style style:name="T14" style:family="text">
      <style:text-properties fo:font-size="28pt" style:text-underline-style="none" style:font-size-asian="28pt" style:font-size-complex="28pt"/>
    </style:style>
    <style:style style:name="T15" style:family="text">
      <style:text-properties style:text-position="sub 58%" fo:font-size="28pt" style:text-underline-style="none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5.199cm" svg:height="12.993cm" svg:x="1.4cm" svg:y="5.199cm" presentation:class="subtitle" presentation:user-transformed="true">
          <draw:text-box>
            <text:p text:style-name="P1"><text:span text:style-name="T1">從《四象語》到《八卦語》</text:span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5</text:span><text:span text:style-name="T3">年</text:span><text:span text:style-name="T3">12</text:span><text:span text:style-name="T3">月</text:span><text:span text:style-name="T3">14</text:span><text:span text:style-name="T3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4">程式人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前情提要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5">2015</text:span><text:span text:style-name="T5">年</text:span><text:span text:style-name="T5">12</text:span><text:span text:style-name="T5">月</text:span><text:span text:style-name="T5">12</text:span><text:span text:style-name="T5">日，</text:span><text:span text:style-name="T5"><text:line-break/></text:span><text:span text:style-name="T5">我開始創造太極語</text:span></text:p>
              </text:list-item>
              <text:list-item>
                <text:p><text:span text:style-name="T5">2015</text:span><text:span text:style-name="T5">年</text:span><text:span text:style-name="T5">12</text:span><text:span text:style-name="T5">月</text:span><text:span text:style-name="T5">14</text:span><text:span text:style-name="T5">日，</text:span><text:span text:style-name="T5"><text:line-break/></text:span><text:span text:style-name="T5">太極語進化為兩儀語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太極語</text:p>
          </draw:text-box>
        </draw:frame>
        <draw:frame draw:style-name="gr3" draw:text-style-name="P6" draw:layer="layout" svg:width="17.437cm" svg:height="15.876cm" svg:x="5.277cm" svg:y="4.37cm">
          <draw:image xlink:href="Pictures/100000000000029300000258F66CB201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兩儀語</text:p>
          </draw:text-box>
        </draw:frame>
        <draw:frame draw:style-name="gr4" draw:text-style-name="P7" draw:layer="layout" svg:width="15.778cm" svg:height="16.593cm" svg:x="6.2cm" svg:y="4cm">
          <draw:image xlink:href="Pictures/100000000000026B0000028B157C3AD4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簡單的說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太極語</text:p>
                <text:list>
                  <text:list-item>
                    <text:p>基本上沒有語法</text:p>
                  </text:list-item>
                  <text:list-item>
                    <text:p>語句就是一堆字的組合</text:p>
                  </text:list-item>
                  <text:list-item>
                    <text:p>字可以分為符號和字母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太極語設計的目的</text:p>
          </draw:text-box>
        </draw:frame>
        <draw:frame presentation:style-name="pr6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是為了讓《機器翻譯》很容易</text:span></text:p>
              </text:list-item>
              <text:list-item>
                <text:p><text:span text:style-name="T6">於是我們採用了類似古漢語的模式</text:span></text:p>
              </text:list-item>
              <text:list-item>
                <text:p><text:span text:style-name="T6">只要意義傳達到了，語法不重要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5">為了讓太極語易寫易懂</text:span>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我決定利用</text:span></text:p>
                <text:list>
                  <text:list-item>
                    <text:p><text:span text:style-name="T6">《電腦的超強記憶力》</text:span></text:p>
                  </text:list-item>
                  <text:list-item>
                    <text:p><text:span text:style-name="T6">《人腦的超強腦補力》</text:span></text:p>
                  </text:list-item>
                </text:list>
              </text:list-item>
              <text:list-item>
                <text:p><text:span text:style-name="T6">然後透過翻譯程式與</text:span><text:span text:style-name="T6">IDE</text:span><text:span text:style-name="T6">與作中介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太極語的寫作者</text:p>
                <text:list>
                  <text:list-item>
                    <text:p>不需要背單字</text:p>
                  </text:list-item>
                  <text:list-item>
                    <text:p>只要用母語就可以了</text:p>
                  </text:list-item>
                  <text:list-item>
                    <text:p>電腦會自動幫你翻譯單字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而太極語的閱讀者</text:p>
          </draw:text-box>
        </draw:frame>
        <draw:frame presentation:style-name="pr6" draw:text-style-name="P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也不需要背單字</text:span></text:p>
              </text:list-item>
              <text:list-item>
                <text:p><text:span text:style-name="T5">因為電腦會翻譯給你看</text:span></text:p>
              </text:list-item>
              <text:list-item>
                <text:p><text:span text:style-name="T5">只需要用心去感受，</text:span><text:span text:style-name="T5"><text:line-break/></text:span><text:span text:style-name="T5">文章到底是甚麼意思就行了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換句話說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電腦負責背單字</text:p>
              </text:list-item>
              <text:list-item>
                <text:p>人腦負責去理解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寫作者盡可能寫得精簡</text:p>
              </text:list-item>
              <text:list-item>
                <text:p>閱讀者盡可能努力理解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樣的話</text:p>
          </draw:text-box>
        </draw:frame>
        <draw:frame presentation:style-name="pr6" draw:text-style-name="P9" draw:layer="layout" svg:width="25.199cm" svg:height="18.494cm" svg:x="1.4cm" svg:y="6.014cm" presentation:class="outline">
          <draw:text-box>
            <text:list text:style-name="L3">
              <text:list-item>
                <text:p text:style-name="P9"><text:span text:style-name="T5">人類發揮人類特長</text:span></text:p>
              </text:list-item>
              <text:list-item>
                <text:p text:style-name="P9"><text:span text:style-name="T5">機器發揮機器特長</text:span></text:p>
              </text:list-item>
              <text:list-item>
                <text:p text:style-name="P9"><text:span text:style-name="T5">於是人機合一的時代就來臨了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而兩儀語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則是建構在太極語之上</text:p>
              </text:list-item>
              <text:list-item>
                <text:p>將詞彙分成《名詞》(N)與《述詞》(P) 兩類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兩儀語的BNF語法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如下所示</text:p>
                <text:list>
                  <text:list-item>
                    <text:p><text:span text:style-name="T7">S = W</text:span><text:span text:style-name="T7">(s+</text:span><text:span text:style-name="T7">W)* e</text:span></text:p>
                  </text:list-item>
                  <text:list-item>
                    <text:p><text:span text:style-name="T7">W = N | P</text:span></text:p>
                  </text:list-item>
                  <text:list-item>
                    <text:p><text:span text:style-name="T7">P = W*P</text:span></text:p>
                  </text:list-item>
                  <text:list-item>
                    <text:p><text:span text:style-name="T7">N = W*N</text:span>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4.848cm" svg:height="5.027cm" svg:x="18cm" svg:y="9.4cm">
          <draw:text-box>
            <text:p text:style-name="P10">S : 句子</text:p>
            <text:p text:style-name="P10">W: 詞彙</text:p>
            <text:p text:style-name="P10">N : 名詞</text:p>
            <text:p text:style-name="P10">P : 述詞</text:p>
            <text:p text:style-name="P10">e <text:s/>: 句尾符號</text:p>
            <text:p text:style-name="P10">s <text:s/>: 非句尾符號</text:p>
          </draw:text-box>
        </draw:frame>
        <draw:frame draw:style-name="gr5" draw:text-style-name="P13" draw:layer="layout" svg:width="8.122cm" svg:height="4.231cm" svg:x="17.907cm" svg:y="15.373cm">
          <draw:text-box>
            <text:p text:style-name="P12">述詞短語一定要用述詞結尾</text:p>
            <text:p text:style-name="P12"/>
            <text:p text:style-name="P12"/>
            <text:p text:style-name="P12">名詞短語一定要用名詞結尾</text:p>
            <text:p text:style-name="P12"/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、這樣還是不夠的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如何更精確地描述</text:p>
              </text:list-item>
              <text:list-item>
                <text:p>則是《四象語》的任務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那麼、甚麼是四象語呢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方法很簡單</text:p>
              </text:list-item>
              <text:list-item>
                <text:p>就是把《名詞》和《述詞》各切一半，變成四種詞類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過程圖示如下</text:p>
          </draw:text-box>
        </draw:frame>
        <draw:custom-shape draw:style-name="gr6" draw:text-style-name="P6" draw:layer="layout" svg:width="7.4cm" svg:height="9.6cm" svg:x="3.8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3.8cm" svg:y1="12.2cm" svg:x2="11.2cm" svg:y2="12.2cm">
          <text:p/>
        </draw:line>
        <draw:frame draw:style-name="gr8" draw:text-style-name="P15" draw:layer="layout" svg:width="2.771cm" svg:height="1.606cm" svg:x="6.1cm" svg:y="9.4cm">
          <draw:text-box>
            <text:p text:style-name="P14"><text:span text:style-name="T8">名詞</text:span></text:p>
          </draw:text-box>
        </draw:frame>
        <draw:frame draw:style-name="gr8" draw:text-style-name="P15" draw:layer="layout" svg:width="2.771cm" svg:height="1.606cm" svg:x="6.229cm" svg:y="13.4cm">
          <draw:text-box>
            <text:p text:style-name="P14"><text:span text:style-name="T8">述詞</text:span></text:p>
          </draw:text-box>
        </draw:frame>
        <draw:custom-shape draw:style-name="gr6" draw:text-style-name="P6" draw:layer="layout" svg:width="7.4cm" svg:height="9.6cm" svg:x="16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16.2cm" svg:y1="12cm" svg:x2="23.6cm" svg:y2="12cm">
          <text:p/>
        </draw:line>
        <draw:frame draw:style-name="gr8" draw:text-style-name="P15" draw:layer="layout" svg:width="3.906cm" svg:height="1.606cm" svg:x="18cm" svg:y="9.194cm">
          <draw:text-box>
            <text:p text:style-name="P14"><text:span text:style-name="T8">實 <text:s/>虛</text:span></text:p>
          </draw:text-box>
        </draw:frame>
        <draw:frame draw:style-name="gr8" draw:text-style-name="P15" draw:layer="layout" svg:width="3.906cm" svg:height="1.606cm" svg:x="18.129cm" svg:y="13.2cm">
          <draw:text-box>
            <text:p text:style-name="P14"><text:span text:style-name="T8">動 <text:s/>靜</text:span></text:p>
          </draw:text-box>
        </draw:frame>
        <draw:line draw:style-name="gr7" draw:text-style-name="P6" draw:layer="layout" svg:x1="19.8cm" svg:y1="7.2cm" svg:x2="20cm" svg:y2="16.8cm">
          <text:p/>
        </draw:line>
        <draw:custom-shape draw:style-name="gr9" draw:text-style-name="P6" draw:layer="layout" svg:width="2cm" svg:height="1.6cm" svg:x="12.6cm" svg:y="11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換句話說</text:p>
          </draw:text-box>
        </draw:frame>
        <draw:frame presentation:style-name="pr4" draw:text-style-name="P9" draw:layer="layout" svg:width="25.199cm" svg:height="18.494cm" svg:x="1.4cm" svg:y="6.014cm" presentation:class="outline">
          <draw:text-box>
            <text:list text:style-name="L3">
              <text:list-item>
                <text:p text:style-name="P9"><text:span text:style-name="T5">名詞進一步分割為實詞和虛詞</text:span></text:p>
              </text:list-item>
              <text:list-item>
                <text:p text:style-name="P9"><text:span text:style-name="T5">述詞進一步分割為動詞和靜詞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那麼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怎麼區分實詞和虛詞呢？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所謂的實詞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是真實的物體，像是</text:p>
                <text:list>
                  <text:list-item>
                    <text:p>人</text:p>
                  </text:list-item>
                  <text:list-item>
                    <text:p>獸</text:p>
                  </text:list-item>
                  <text:list-item>
                    <text:p>物</text:p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而所謂的虛詞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則是沒有形體的名詞，像是</text:p>
                <text:list>
                  <text:list-item>
                    <text:p>思想</text:p>
                  </text:list-item>
                  <text:list-item>
                    <text:p>信仰</text:p>
                  </text:list-item>
                  <text:list-item>
                    <text:p>力量</text:p>
                  </text:list-item>
                </text:list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另外、述詞所分出來的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《動詞》和《靜詞》</text:p>
              </text:list-item>
              <text:list-item>
                <text:p>則以是否有《變化》進行區分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舉例而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動詞包含</text:p>
                <text:list>
                  <text:list-item>
                    <text:p><text:span text:style-name="T7">跑 跳 追</text:span></text:p>
                  </text:list-item>
                  <text:list-item>
                    <text:p><text:span text:style-name="T7">看 讀 寫</text:span></text:p>
                  </text:list-item>
                  <text:list-item>
                    <text:p><text:span text:style-name="T7">說 講 聽</text:span></text:p>
                  </text:list-item>
                  <text:list-item>
                    <text:p><text:span text:style-name="T7">學 教 研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另外、關於《靜詞》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範例如下</text:p>
                <text:list>
                  <text:list-item>
                    <text:p><text:span text:style-name="T7">黃 綠 紅 </text:span></text:p>
                  </text:list-item>
                  <text:list-item>
                    <text:p><text:span text:style-name="T7">美 高 矮</text:span></text:p>
                  </text:list-item>
                  <text:list-item>
                    <text:p><text:span text:style-name="T7">大 中 小</text:span></text:p>
                  </text:list-item>
                  <text:list-item>
                    <text:p><text:span text:style-name="T7">深 淺 易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6">能理解《四象語》的詞彙分類之後</text:span></text:p>
          </draw:text-box>
        </draw:frame>
        <draw:frame presentation:style-name="pr4" draw:text-style-name="P9" draw:layer="layout" svg:width="25.199cm" svg:height="18.494cm" svg:x="1.4cm" svg:y="6.014cm" presentation:class="outline">
          <draw:text-box>
            <text:list text:style-name="L3">
              <text:list-item>
                <text:p text:style-name="P9"><text:span text:style-name="T5">就能進一步理解其《語法規則》</text:span></text:p>
              </text:list-item>
              <text:list-item>
                <text:p text:style-name="P9"><text:span text:style-name="T5">讓我們用下列英文代表四象分類</text:span></text:p>
                <text:list>
                  <text:list-item>
                    <text:p><text:span text:style-name="T6">R:</text:span><text:span text:style-name="T6">實</text:span><text:span text:style-name="T6">(Real) <text:s/>I:</text:span><text:span text:style-name="T6">虛</text:span><text:span text:style-name="T6">(Imagine)</text:span></text:p>
                  </text:list-item>
                  <text:list-item>
                    <text:p><text:span text:style-name="T6">V:</text:span><text:span text:style-name="T6">動</text:span><text:span text:style-name="T6">(Verb) <text:s/>H:</text:span><text:span text:style-name="T6">靜</text:span><text:span text:style-name="T6">(Hold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於是，過程可以圖示如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太極生兩儀，兩儀生四象</text:p>
              </text:list-item>
            </text:list>
          </draw:text-box>
        </draw:frame>
        <draw:custom-shape draw:style-name="gr6" draw:text-style-name="P6" draw:layer="layout" svg:width="7.4cm" svg:height="9.6cm" svg:x="10.6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10.6cm" svg:y1="13.6cm" svg:x2="18cm" svg:y2="13.6cm">
          <text:p/>
        </draw:line>
        <draw:frame draw:style-name="gr8" draw:text-style-name="P15" draw:layer="layout" svg:width="2.475cm" svg:height="1.606cm" svg:x="12.9cm" svg:y="10.8cm">
          <draw:text-box>
            <text:p text:style-name="P14"><text:span text:style-name="T8">名</text:span><text:span text:style-name="T8">N</text:span></text:p>
          </draw:text-box>
        </draw:frame>
        <draw:frame draw:style-name="gr8" draw:text-style-name="P15" draw:layer="layout" svg:width="2.475cm" svg:height="1.606cm" svg:x="13.029cm" svg:y="14.8cm">
          <draw:text-box>
            <text:p text:style-name="P14"><text:span text:style-name="T8">述</text:span><text:span text:style-name="T8">P</text:span></text:p>
          </draw:text-box>
        </draw:frame>
        <draw:custom-shape draw:style-name="gr6" draw:text-style-name="P6" draw:layer="layout" svg:width="7.4cm" svg:height="9.6cm" svg:x="20.2cm" svg:y="8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6" draw:layer="layout" svg:x1="20.2cm" svg:y1="13.5cm" svg:x2="27.6cm" svg:y2="13.5cm">
          <text:p/>
        </draw:line>
        <draw:frame draw:style-name="gr8" draw:text-style-name="P15" draw:layer="layout" svg:width="5.854cm" svg:height="1.606cm" svg:x="21cm" svg:y="11cm">
          <draw:text-box>
            <text:p text:style-name="P14"><text:span text:style-name="T8">實</text:span><text:span text:style-name="T8">R <text:s/></text:span><text:span text:style-name="T8">虛</text:span><text:span text:style-name="T8">I</text:span></text:p>
          </draw:text-box>
        </draw:frame>
        <draw:frame draw:style-name="gr8" draw:text-style-name="P15" draw:layer="layout" svg:width="5.854cm" svg:height="1.606cm" svg:x="21cm" svg:y="14.6cm">
          <draw:text-box>
            <text:p text:style-name="P14"><text:span text:style-name="T8">動</text:span><text:span text:style-name="T8">V <text:s/></text:span><text:span text:style-name="T8">靜</text:span><text:span text:style-name="T8">H</text:span></text:p>
          </draw:text-box>
        </draw:frame>
        <draw:line draw:style-name="gr7" draw:text-style-name="P6" draw:layer="layout" svg:x1="23.8cm" svg:y1="8.6cm" svg:x2="24cm" svg:y2="18.2cm">
          <text:p/>
        </draw:line>
        <draw:custom-shape draw:style-name="gr10" draw:text-style-name="P6" draw:layer="layout" svg:width="1.2cm" svg:height="1.6cm" svg:x="18.5cm" svg:y="12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7.4cm" svg:height="9.6cm" svg:x="1.2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5" draw:layer="layout" svg:width="2.475cm" svg:height="1.606cm" svg:x="3.6cm" svg:y="12.994cm">
          <draw:text-box>
            <text:p text:style-name="P14"><text:span text:style-name="T8">詞</text:span><text:span text:style-name="T8">W</text:span></text:p>
          </draw:text-box>
        </draw:frame>
        <draw:custom-shape draw:style-name="gr10" draw:text-style-name="P6" draw:layer="layout" svg:width="1.2cm" svg:height="1.6cm" svg:x="9cm" svg:y="12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5" draw:text-style-name="P16" draw:layer="layout" svg:width="25.199cm" svg:height="3.506cm" svg:x="1.4cm" svg:y="0.837cm" presentation:class="title" presentation:user-transformed="true">
          <draw:text-box>
            <text:p text:style-name="P16"><text:span text:style-name="T9">然後、就可以進一步的細分</text:span></text:p>
          </draw:text-box>
        </draw:frame>
        <draw:frame presentation:style-name="pr4" draw:text-style-name="P9" draw:layer="layout" svg:width="25.199cm" svg:height="18.494cm" svg:x="1.4cm" svg:y="6.014cm" presentation:class="outline">
          <draw:text-box>
            <text:list text:style-name="L3">
              <text:list-item>
                <text:p text:style-name="P9"><text:span text:style-name="T5">讓《四象語》變成《萬象語》</text:span>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 text:style-name="P8"><text:span text:style-name="T6">以下是萬象語的一些標記範例</text:span></text:p>
          </draw:text-box>
        </draw:frame>
        <draw:frame presentation:style-name="pr4" draw:text-style-name="P17" draw:layer="layout" svg:width="25.199cm" svg:height="18.494cm" svg:x="1.4cm" svg:y="6.014cm" presentation:class="outline">
          <draw:text-box>
            <text:list text:style-name="L3">
              <text:list-item>
                <text:p text:style-name="P17"><text:span text:style-name="T10">實可分為</text:span><text:span text:style-name="T10">:</text:span><text:span text:style-name="T10">《人 魚 蟲 鳥 獸 器 活 死</text:span><text:span text:style-name="T10">...</text:span><text:span text:style-name="T10">》的物體</text:span></text:p>
              </text:list-item>
              <text:list-item>
                <text:p text:style-name="P17"><text:span text:style-name="T10">虛可分為：對《人 事 時 地 物</text:span><text:span text:style-name="T10">...</text:span><text:span text:style-name="T10">》的觀念</text:span></text:p>
              </text:list-item>
              <text:list-item>
                <text:p text:style-name="P17"><text:span text:style-name="T10">動可分為：《眼 耳 鼻 口 舌 心 手 腳</text:span><text:span text:style-name="T10">...</text:span><text:span text:style-name="T10">》的動作</text:span></text:p>
              </text:list-item>
              <text:list-item>
                <text:p text:style-name="P17"><text:span text:style-name="T10">靜可分為：《色 相 味 形 尺寸 材質</text:span><text:span text:style-name="T10">...</text:span><text:span text:style-name="T10">》的描述</text:span>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《萬象語》的規則，<text:line-break/>仍然承襲《兩儀語》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換句話說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萬象語仍然使用下列語法</text:p>
              </text:list-item>
            </text:list>
          </draw:text-box>
        </draw:frame>
        <draw:frame presentation:style-name="pr7" draw:layer="layout" svg:width="25.199cm" svg:height="13.132cm" svg:x="1.401cm" svg:y="6.014cm" presentation:class="outline" presentation:user-transformed="true">
          <draw:text-box>
            <text:list text:style-name="L3">
              <text:list-item>
                <text:p/>
                <text:list>
                  <text:list-item>
                    <text:p><text:span text:style-name="T7">S = W</text:span><text:span text:style-name="T7">(s+</text:span><text:span text:style-name="T7">W)* e</text:span></text:p>
                  </text:list-item>
                  <text:list-item>
                    <text:p><text:span text:style-name="T7">W = N | P</text:span></text:p>
                  </text:list-item>
                  <text:list-item>
                    <text:p><text:span text:style-name="T7">P = W*P</text:span></text:p>
                  </text:list-item>
                  <text:list-item>
                    <text:p><text:span text:style-name="T7">N = W*N</text:span></text:p>
                  </text:list-item>
                </text:list>
              </text:list-item>
            </text:list>
          </draw:text-box>
        </draw:frame>
        <draw:frame draw:style-name="gr8" draw:text-style-name="P18" draw:layer="layout" svg:width="4.848cm" svg:height="5.027cm" svg:x="18.001cm" svg:y="9.4cm">
          <draw:text-box>
            <text:p>S : 句子</text:p>
            <text:p>W: 詞彙</text:p>
            <text:p>N : 名詞</text:p>
            <text:p>P : 述詞</text:p>
            <text:p>e <text:s/>: 句尾符號</text:p>
            <text:p>s <text:s/>: 非句尾符號</text:p>
          </draw:text-box>
        </draw:frame>
        <draw:frame draw:style-name="gr8" draw:text-style-name="P18" draw:layer="layout" svg:width="8.122cm" svg:height="4.231cm" svg:x="17.908cm" svg:y="15.373cm">
          <draw:text-box>
            <text:p>述詞短語一定要用述詞結尾</text:p>
            <text:p/>
            <text:p/>
            <text:p>名詞短語一定要用名詞結尾</text:p>
            <text:p/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上述語法</text:p>
          </draw:text-box>
        </draw:frame>
        <draw:frame presentation:style-name="pr8" draw:text-style-name="P19" draw:layer="layout" svg:width="26.2cm" svg:height="12.186cm" svg:x="1.4cm" svg:y="6.014cm" presentation:class="outline" presentation:user-transformed="true">
          <draw:text-box>
            <text:list text:style-name="L3">
              <text:list-item>
                <text:p text:style-name="P19"><text:span text:style-name="T11">稱為《兩儀語法》</text:span></text:p>
              </text:list-item>
              <text:list-item>
                <text:p text:style-name="P19"><text:span text:style-name="T11">其中每個規定，都是硬性的</text:span></text:p>
              </text:list-item>
              <text:list-item>
                <text:p text:style-name="P19"><text:span text:style-name="T11">只要不符合規定，就不是《萬象語》，</text:span><text:span text:style-name="T11"><text:line-break/></text:span><text:span text:style-name="T11">而會退化成《太極語》</text:span>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另外</text:p>
          </draw:text-box>
        </draw:frame>
        <draw:frame presentation:style-name="pr4" draw:text-style-name="P20" draw:layer="layout" svg:width="25.8cm" svg:height="18.494cm" svg:x="1.4cm" svg:y="6.014cm" presentation:class="outline" presentation:user-transformed="true">
          <draw:text-box>
            <text:list text:style-name="L3">
              <text:list-item>
                <text:p text:style-name="P20"><text:span text:style-name="T7">《萬象語》採用《謂詞邏輯》作為語意</text:span><text:span text:style-name="T7"><text:line-break/></text:span><text:span text:style-name="T7"/></text:p>
              </text:list-item>
              <text:list-item>
                <text:p text:style-name="P20"><text:span text:style-name="T7">並且要求一個蘿蔔一個坑，而且屬性要符合</text:span><text:span text:style-name="T7"><text:line-break/></text:span><text:span text:style-name="T7"/></text:p>
              </text:list-item>
              <text:list-item>
                <text:p text:style-name="P20"><text:span text:style-name="T7">此一邏輯系統稱為《萬象邏輯》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5" draw:text-style-name="P21" draw:layer="layout" svg:width="25.199cm" svg:height="3.506cm" svg:x="1.4cm" svg:y="0.837cm" presentation:class="title">
          <draw:text-box>
            <text:p text:style-name="P21"><text:span text:style-name="T2">名述法則</text:span>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 text:style-name="P8"><text:span text:style-name="T6">名詞和述詞應該相容</text:span></text:p>
                <text:list>
                  <text:list-item>
                    <text:p text:style-name="P8"><text:span text:style-name="T6">X = X P</text:span><text:span text:style-name="T12">X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連結法則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custom-shape draw:style-name="gr11" draw:text-style-name="P6" draw:layer="layout" svg:width="6.2cm" svg:height="3cm" svg:x="11.4cm" svg:y="16.8cm">
          <text:p text:style-name="P7">P(A,B,C,...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現在、讓我們舉幾個範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以便釐清《四象語》的架構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5">首先、我們必須先有一本詞典</text:span></text:p>
          </draw:text-box>
        </draw:frame>
        <draw:frame presentation:style-name="pr4" draw:text-style-name="P9" draw:layer="layout" svg:width="25.199cm" svg:height="18.494cm" svg:x="1.4cm" svg:y="6.014cm" presentation:class="outline">
          <draw:text-box>
            <text:list text:style-name="L3">
              <text:list-item>
                <text:p text:style-name="P9"><text:span text:style-name="T5">每個詞上都有《四象語》標記</text:span>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5" draw:text-style-name="P16" draw:layer="layout" svg:width="25.199cm" svg:height="3.506cm" svg:x="1.4cm" svg:y="0.837cm" presentation:class="title" presentation:user-transformed="true">
          <draw:text-box>
            <text:p text:style-name="P16"><text:span text:style-name="T9">以下是萬象語的分類法</text:span></text:p>
          </draw:text-box>
        </draw:frame>
        <draw:frame presentation:style-name="pr4" draw:text-style-name="P22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 text:style-name="P20"><text:span text:style-name="T7">R(</text:span><text:span text:style-name="T7">實</text:span><text:span text:style-name="T7">) :</text:span><text:span text:style-name="T7">人 獸 物 錢 </text:span><text:span text:style-name="T7">奶 你 她 男 女</text:span></text:p>
              </text:list-item>
              <text:list-item>
                <text:p text:style-name="P20"><text:span text:style-name="T7">I(</text:span><text:span text:style-name="T7">虛</text:span><text:span text:style-name="T7">) :</text:span><text:span text:style-name="T7">思想 信仰 力量 文字 </text:span></text:p>
              </text:list-item>
              <text:list-item>
                <text:p text:style-name="P20"><text:span text:style-name="T7">V(</text:span><text:span text:style-name="T7">動</text:span><text:span text:style-name="T7">) :</text:span><text:span text:style-name="T7">跳 追 讀 寫 說 聽 學 教 有　研</text:span></text:p>
              </text:list-item>
              <text:list-item>
                <text:p text:style-name="P20"><text:span text:style-name="T7">H(</text:span><text:span text:style-name="T7">靜</text:span><text:span text:style-name="T7">) :</text:span><text:span text:style-name="T7">綠 紅 美 醜 大 中 小 很 又</text:span>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接著、讓我們看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四象語的幾個例子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範例一</text:p>
          </draw:text-box>
        </draw:frame>
        <draw:frame presentation:style-name="pr4" draw:text-style-name="P17" draw:layer="layout" svg:width="9.2cm" svg:height="18.494cm" svg:x="1.4cm" svg:y="5.214cm" presentation:class="outline" presentation:user-transformed="true">
          <draw:text-box>
            <text:p text:style-name="P17"><text:span text:style-name="T10">人　跳</text:span><text:span text:style-name="T10"><text:line-break/></text:span><text:span text:style-name="T10">Ｒ　Ｖ</text:span></text:p>
            <text:p text:style-name="P17"><text:span text:style-name="T10">Ｎ　Ｐ</text:span></text:p>
            <text:p text:style-name="P17"><text:span text:style-name="T10"/></text:p>
            <text:p text:style-name="P17"><text:span text:style-name="T10">獸　追　人</text:span><text:span text:style-name="T10"><text:line-break/></text:span><text:span text:style-name="T10">Ｒ　Ｖ　Ｒ</text:span></text:p>
            <text:p text:style-name="P17"><text:span text:style-name="T10">Ｎ　Ｐ　Ｎ</text:span></text:p>
            <text:p text:style-name="P17"><text:span text:style-name="T10"/></text:p>
          </draw:text-box>
        </draw:frame>
        <draw:frame presentation:style-name="pr4" draw:text-style-name="P17" draw:layer="layout" svg:width="9.2cm" svg:height="18.494cm" svg:x="14.6cm" svg:y="5.2cm" presentation:class="outline" presentation:user-transformed="true">
          <draw:text-box>
            <text:p text:style-name="P17"><text:span text:style-name="T10">男　帥</text:span><text:span text:style-name="T10"><text:line-break/></text:span><text:span text:style-name="T10">Ｒ　Ｖ</text:span></text:p>
            <text:p text:style-name="P17"><text:span text:style-name="T10">Ｎ　Ｐ</text:span></text:p>
            <text:p text:style-name="P17"><text:span text:style-name="T10"/></text:p>
            <text:p text:style-name="P17"><text:span text:style-name="T10">女　好　美</text:span><text:span text:style-name="T10"><text:line-break/></text:span><text:span text:style-name="T10">Ｒ　Ｈ　Ｈ</text:span></text:p>
            <text:p text:style-name="P17"><text:span text:style-name="T10">Ｎ　Ｐ　Ｐ</text:span></text:p>
            <text:p text:style-name="P17"><text:span text:style-name="T10"/></text:p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範例二</text:p>
          </draw:text-box>
        </draw:frame>
        <draw:frame presentation:style-name="pr4" draw:text-style-name="P17" draw:layer="layout" svg:width="9.2cm" svg:height="18.494cm" svg:x="1.4cm" svg:y="5.214cm" presentation:class="outline" presentation:user-transformed="true">
          <draw:text-box>
            <text:p text:style-name="P17"><text:span text:style-name="T10">她　有　思想</text:span><text:span text:style-name="T10"><text:line-break/></text:span><text:span text:style-name="T10">Ｒ　Ｖ　Ｉ</text:span></text:p>
            <text:p text:style-name="P17"><text:span text:style-name="T10">Ｎ　Ｐ　Ｎ</text:span></text:p>
            <text:p text:style-name="P17"><text:span text:style-name="T10"/></text:p>
            <text:p text:style-name="P17"><text:span text:style-name="T10">我　有　信仰</text:span><text:span text:style-name="T10"><text:line-break/></text:span><text:span text:style-name="T10">Ｒ　Ｖ　Ｉ</text:span></text:p>
            <text:p text:style-name="P17"><text:span text:style-name="T10">Ｎ　Ｐ　Ｎ</text:span></text:p>
            <text:p text:style-name="P17"><text:span text:style-name="T10"/></text:p>
          </draw:text-box>
        </draw:frame>
        <draw:frame presentation:style-name="pr4" draw:text-style-name="P17" draw:layer="layout" svg:width="9.2cm" svg:height="18.494cm" svg:x="14.6cm" svg:y="5.2cm" presentation:class="outline" presentation:user-transformed="true">
          <draw:text-box>
            <text:p text:style-name="P17"><text:span text:style-name="T10">我　追　她</text:span><text:span text:style-name="T10"><text:line-break/></text:span><text:span text:style-name="T10">Ｒ　Ｖ　Ｒ</text:span></text:p>
            <text:p text:style-name="P17"><text:span text:style-name="T10">Ｎ　Ｐ　Ｎ</text:span></text:p>
            <text:p text:style-name="P17"><text:span text:style-name="T10"/></text:p>
            <text:p text:style-name="P17"><text:span text:style-name="T10">她　好　愛　我</text:span><text:span text:style-name="T10"><text:line-break/></text:span><text:span text:style-name="T10">Ｒ　Ｈ　Ｖ　Ｒ</text:span></text:p>
            <text:p text:style-name="P17"><text:span text:style-name="T10">Ｎ　Ｐ</text:span><text:span text:style-name="T13">Ｐ　</text:span><text:span text:style-name="T14">Ｐ</text:span><text:span text:style-name="T15">Ｎ</text:span><text:span text:style-name="T14">　Ｎ</text:span></text:p>
          </draw:text-box>
        </draw:frame>
        <draw:line draw:style-name="gr7" draw:text-style-name="P6" draw:layer="layout" svg:x1="18.8cm" svg:y1="17.8cm" svg:x2="22.2cm" svg:y2="17.8cm">
          <text:p/>
        </draw:lin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範例二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標楷體2" svg:font-family="標楷體" style:font-family-generic="script" style:font-pitch="fixed"/>
    <style:font-face style:name="SimSun" svg:font-family="SimSu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5-12-14T15:27:12.675000000</dc:date>
    <meta:editing-duration>PT21H47M9S</meta:editing-duration>
    <meta:editing-cycles>176</meta:editing-cycles>
    <meta:generator>LibreOffice/4.4.1.2$Windows_x86 LibreOffice_project/45e2de17089c24a1fa810c8f975a7171ba4cd432</meta:generator>
    <meta:document-statistic meta:object-count="227"/>
  </office:meta>
</office:document-meta>
</file>